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23fc" officeooo:paragraph-rsid="001e23fc"/>
    </style:style>
    <style:style style:name="P2" style:family="paragraph" style:parent-style-name="Text_20_body">
      <style:text-properties officeooo:rsid="001e733b" officeooo:paragraph-rsid="001e23fc"/>
    </style:style>
    <style:style style:name="P3" style:family="paragraph" style:parent-style-name="Text_20_body">
      <style:text-properties officeooo:rsid="001e733b" officeooo:paragraph-rsid="001e733b"/>
    </style:style>
    <style:style style:name="P4" style:family="paragraph" style:parent-style-name="Text_20_body">
      <style:text-properties officeooo:paragraph-rsid="001e23fc"/>
    </style:style>
    <style:style style:name="T1" style:family="text">
      <style:text-properties officeooo:rsid="001e23fc"/>
    </style:style>
    <style:style style:name="T2" style:family="text">
      <style:text-properties officeooo:rsid="001e73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ir, Toha Ibn Masud </text:p>
      <text:p text:style-name="P3">14-28098-3</text:p>
      <text:p text:style-name="P3"/>
      <text:p text:style-name="P1">Meltdown</text:p>
      <text:p text:style-name="Text_20_body">The vulnerability basically melts security boundaries which are normally enforced by the hardware.Meltdown breaks the most fundamental isolation between user applications and the operating system. This attack allows a program to access the memory, and thus also the secrets, of other programs and the operating system. </text:p>
      <text:p text:style-name="Text_20_body"><text:span text:style-name="T1">If a </text:span>computer has a vulnerable processor <text:span text:style-name="T1">or</text:span> runs an unpatched operating system, it is not safe to work with sensitive information without the chance of leaking the information. This applies both to personal computers as well as cloud infrastructure. Luckily, there are <text:span text:style-name="T1">software patches against meltdown.</text:span></text:p>
      <text:p text:style-name="P2">Spectre</text:p>
      <text:p text:style-name="P4"><text:span text:style-name="T1">Spectre breaks the isolation between different applications. It allows an attacker to trick error-free programs, which follow best practices, into leaking their secrets. In fact, the safety checks of said best practices actually increase the attack surface and may make applications more susceptible to spectre. </text:span>Spectre is harder to exploit than Meltdown, but it is also harder to mitigat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2:22:20.378490742</meta:creation-date>
    <dc:date>2018-10-02T13:50:49.161929786</dc:date>
    <meta:editing-duration>PT1H8M8S</meta:editing-duration>
    <meta:editing-cycles>1</meta:editing-cycles>
    <meta:document-statistic meta:table-count="0" meta:image-count="0" meta:object-count="0" meta:page-count="1" meta:paragraph-count="7" meta:word-count="159" meta:character-count="1058" meta:non-whitespace-character-count="904"/>
    <meta:generator>LibreOffice/5.1.6.2$Linux_X86_64 LibreOffice_project/10m0$Build-2</meta:generator>
  </office:meta>
</office:document-meta>
</file>